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75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130"/>
    <style:style style:name="ce5" style:family="table-cell" style:parent-style-name="Default" style:data-style-name="N10130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ofleKey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..D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chanical_Switches:Diode_SOD-123(dual side)</text:p>
          </table:table-cell>
          <table:table-cell/>
          <table:table-cell office:value-type="string" calcext:value-type="string">
            <text:p>SMD Diode</text:p>
          </table:table-cell>
          <table:table-cell table:style-name="ce1" office:value-type="string" calcext:value-type="string">
            <text:p>1N4148W</text:p>
          </table:table-cell>
          <table:table-cell office:value-type="string" calcext:value-type="string">
            <text:p>https://www.digikey.ca/en/products/detail/micro-commercial-co/1N4148W-TP/717196</text:p>
          </table:table-cell>
          <table:table-cell office:value-type="currency" office:currency="CAD" office:value="0.17" calcext:value-type="currency">
            <text:p>$0.17</text:p>
          </table:table-cell>
          <table:table-cell table:style-name="ce5" table:formula="of:=[.C2]*[.J2]" office:value-type="currency" office:currency="CAD" office:value="5.1" calcext:value-type="currency">
            <text:p>$5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31..D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D_SK6812MINI</text:p>
          </table:table-cell>
          <table:table-cell office:value-type="string" calcext:value-type="string">
            <text:p>RGB_LED:SK6812_Mini-E_DualSide</text:p>
          </table:table-cell>
          <table:table-cell/>
          <table:table-cell office:value-type="string" calcext:value-type="string">
            <text:p>Reverse LED</text:p>
          </table:table-cell>
          <table:table-cell office:value-type="string" calcext:value-type="string">
            <text:p>SK6812_Mini-E</text:p>
          </table:table-cell>
          <table:table-cell office:value-type="string" calcext:value-type="string">
            <text:p>https://keebd.com/en-ca/products/sk6812mini-e-rgb-led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2" table:formula="of:=[.C3]*[.J3]" office:value-type="currency" office:currency="CAD" office:value="1.5" calcext:value-type="currency">
            <text:p>$1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_Encoder_Switch</text:p>
          </table:table-cell>
          <table:table-cell office:value-type="string" calcext:value-type="string">
            <text:p>Mechanical_Switches:RotaryEncoder_Alps_EC12E-Switch_Vertical_H20mm</text:p>
          </table:table-cell>
          <table:table-cell/>
          <table:table-cell office:value-type="string" calcext:value-type="string">
            <text:p>Rot. Encoder</text:p>
          </table:table-cell>
          <table:table-cell table:style-name="ce1" office:value-type="string" calcext:value-type="string">
            <text:p>EC12E1220301 </text:p>
          </table:table-cell>
          <table:table-cell office:value-type="string" calcext:value-type="string">
            <text:p>https://keebd.com/en-ca/products/ec12-encoder-low-profile</text:p>
          </table:table-cell>
          <table:table-cell office:value-type="currency" office:currency="CAD" office:value="4" calcext:value-type="currency">
            <text:p>$4.00</text:p>
          </table:table-cell>
          <table:table-cell table:style-name="ce2" table:formula="of:=[.C4]*[.J4]" office:value-type="currency" office:currency="CAD" office:value="4" calcext:value-type="currency">
            <text:p>$4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Mechanical_Switches:NICE!VIEW</text:p>
          </table:table-cell>
          <table:table-cell/>
          <table:table-cell office:value-type="string" calcext:value-type="string">
            <text:p>LCD screen</text:p>
          </table:table-cell>
          <table:table-cell office:value-type="string" calcext:value-type="string">
            <text:p>Nice!View</text:p>
          </table:table-cell>
          <table:table-cell office:value-type="string" calcext:value-type="string">
            <text:p>https://typeractive.xyz/products/nice-view</text:p>
          </table:table-cell>
          <table:table-cell office:value-type="currency" office:currency="CAD" office:value="28" calcext:value-type="currency">
            <text:p>$28.00</text:p>
          </table:table-cell>
          <table:table-cell table:style-name="ce2" table:formula="of:=[.C5]*[.J5]" office:value-type="currency" office:currency="CAD" office:value="28" calcext:value-type="currency">
            <text:p>$28.00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Mechanical_Switches:NICE!VIEW</text:p>
          </table:table-cell>
          <table:table-cell/>
          <table:table-cell office:value-type="string" calcext:value-type="string">
            <text:p>Socket</text:p>
          </table:table-cell>
          <table:table-cell office:value-type="string" calcext:value-type="string">
            <text:p>5-Pin Sockets</text:p>
          </table:table-cell>
          <table:table-cell office:value-type="string" calcext:value-type="string">
            <text:p>https://typeractive.xyz/products/5-pin-sockets</text:p>
          </table:table-cell>
          <table:table-cell office:value-type="currency" office:currency="CAD" office:value="1" calcext:value-type="currency">
            <text:p>$1.00</text:p>
          </table:table-cell>
          <table:table-cell table:style-name="ce5" table:formula="of:=[.C6]*[.J6]" office:value-type="currency" office:currency="CAD" office:value="1" calcext:value-type="currency">
            <text:p>$1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echanical_Switches:JST_PH_S2B-PH-SM4-TB_1x02-1MP_P2.00mm_Horizontal_DualSide</text:p>
          </table:table-cell>
          <table:table-cell/>
          <table:table-cell office:value-type="string" calcext:value-type="string">
            <text:p>Batt. Socket</text:p>
          </table:table-cell>
          <table:table-cell table:style-name="ce1" office:value-type="string" calcext:value-type="string">
            <text:p>S2B-PH-SM4-TB </text:p>
          </table:table-cell>
          <table:table-cell office:value-type="string" calcext:value-type="string">
            <text:p>https://www.digikey.ca/en/products/detail/jst-sales-america-inc/S2B-PH-SM4-TB/926655</text:p>
          </table:table-cell>
          <table:table-cell office:value-type="currency" office:currency="CAD" office:value="0.83" calcext:value-type="currency">
            <text:p>$0.83</text:p>
          </table:table-cell>
          <table:table-cell table:style-name="ce5" table:formula="of:=[.C7]*[.J7]" office:value-type="currency" office:currency="CAD" office:value="0.83" calcext:value-type="currency">
            <text:p>$0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_E_L1, JP_E_L2, JP_E_L3, JP_E_L4, JP_E_L5, JP_E_L6, JP_E_L7, JP_E_L8, JP_E_L9, JP_E_L10, JP_E_L11, JP_E_L12, JP_ENC_LA1, JP_ENC_LB1, JP_LCD_L1, JP_LCD_L2, JP_LCD_L4, JP_LCD_L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P_E_R1, JP_E_R2, JP_E_R3, JP_E_R4, JP_E_R5, JP_E_R6, JP_E_R7, JP_E_R8, JP_E_R9, JP_E_R10, JP_E_R11, JP_E_R12, JP_ENC_RA1, JP_ENC_RB1, JP_LCD_R1, JP_LCD_R2, JP_LCD_R4, JP_LCD_R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E_Rever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_I_L1, JP_I_L2, JP_I_L3, JP_I_L4, JP_I_L5, JP_I_L6, JP_I_L7, JP_I_L8, JP_I_L9, JP_I_L10, JP_I_L11, JP_I_L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_I_R1, JP_I_R2, JP_I_R3, JP_I_R4, JP_I_R5, JP_I_R6, JP_I_R7, JP_I_R8, JP_I_R9, JP_I_R10, JP_I_R11, JP_I_R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mper_NO_Small</text:p>
          </table:table-cell>
          <table:table-cell office:value-type="string" calcext:value-type="string">
            <text:p>Mechanical_Switches:SolderJumper-2_P1.3mm_Open_TrianglePad1.0x1.5mm_I_Revers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Jumper to solder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R_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Mechanical_Switches:SLW-1276864-4A-D</text:p>
          </table:table-cell>
          <table:table-cell/>
          <table:table-cell office:value-type="string" calcext:value-type="string">
            <text:p>Slider switch</text:p>
          </table:table-cell>
          <table:table-cell table:style-name="ce1" office:value-type="string" calcext:value-type="string">
            <text:p>SLW-1276864-4A </text:p>
          </table:table-cell>
          <table:table-cell office:value-type="string" calcext:value-type="string">
            <text:p>https://www.digikey.ca/en/products/detail/cui-devices/SLW-1276864-4A-D/21259972</text:p>
          </table:table-cell>
          <table:table-cell office:value-type="currency" office:currency="CAD" office:value="1.13" calcext:value-type="currency">
            <text:p>$1.13</text:p>
          </table:table-cell>
          <table:table-cell table:style-name="ce5" table:formula="of:=[.C12]*[.J12]" office:value-type="currency" office:currency="CAD" office:value="1.13" calcext:value-type="currency">
            <text:p>$1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echanical_Switches:R_0805_2012Metric_Pad1.20x1.40mm_HandSolder_dualside</text:p>
          </table:table-cell>
          <table:table-cell/>
          <table:table-cell office:value-type="string" calcext:value-type="string">
            <text:p>SMD Resistor</text:p>
          </table:table-cell>
          <table:table-cell table:style-name="ce1" office:value-type="string" calcext:value-type="string">
            <text:p>RC0805JR-074K7L </text:p>
          </table:table-cell>
          <table:table-cell office:value-type="string" calcext:value-type="string">
            <text:p>https://www.digikey.ca/en/products/detail/yageo/RC0805JR-074K7L/728327</text:p>
          </table:table-cell>
          <table:table-cell office:value-type="currency" office:currency="CAD" office:value="0.15" calcext:value-type="currency">
            <text:p>$0.15</text:p>
          </table:table-cell>
          <table:table-cell table:style-name="ce5" table:formula="of:=[.C13]*[.J13]" office:value-type="currency" office:currency="CAD" office:value="0.3" calcext:value-type="currency">
            <text:p>$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ST</text:p>
          </table:table-cell>
          <table:table-cell office:value-type="string" calcext:value-type="string">
            <text:p>Mechanical_Switches:ResetSW_DualSide</text:p>
          </table:table-cell>
          <table:table-cell/>
          <table:table-cell office:value-type="string" calcext:value-type="string">
            <text:p>Push button</text:p>
          </table:table-cell>
          <table:table-cell table:style-name="ce1" office:value-type="string" calcext:value-type="string">
            <text:p>PTS636 SP43 LFS </text:p>
          </table:table-cell>
          <table:table-cell office:value-type="string" calcext:value-type="string">
            <text:p>https://www.digikey.ca/en/products/detail/c-k/PTS636-SP43-LFS/10071717</text:p>
          </table:table-cell>
          <table:table-cell office:value-type="currency" office:currency="CAD" office:value="0.21" calcext:value-type="currency">
            <text:p>$0.21</text:p>
          </table:table-cell>
          <table:table-cell table:style-name="ce5" table:formula="of:=[.C14]*[.J14]" office:value-type="currency" office:currency="CAD" office:value="0.21" calcext:value-type="currency">
            <text:p>$0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1..SW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Mechanical_Switches:SW_MXHS_CHOCV1V2HS_1U, SW_MXHS_CHOCV1V2HS_1.5U</text:p>
          </table:table-cell>
          <table:table-cell/>
          <table:table-cell office:value-type="string" calcext:value-type="string">
            <text:p>MX Socket</text:p>
          </table:table-cell>
          <table:table-cell office:value-type="string" calcext:value-type="string">
            <text:p>1528-4958-ND</text:p>
          </table:table-cell>
          <table:table-cell office:value-type="string" calcext:value-type="string">
            <text:p>https://typeractive.xyz/products/hotswap-sockets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5" table:formula="of:=[.C15]*[.J15]" office:value-type="currency" office:currency="CAD" office:value="9" calcext:value-type="currency">
            <text:p>$9.00</text:p>
          </table:table-cell>
        </table:table-row>
        <table:table-row table:style-name="ro1">
          <table:table-cell/>
          <table:table-cell office:value-type="string" calcext:value-type="string">
            <text:p>SW1..SW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Mechanical_Switches:SW_MXHS_CHOCV1V2HS_1U, SW_MXHS_CHOCV1V2HS_1.5U</text:p>
          </table:table-cell>
          <table:table-cell/>
          <table:table-cell office:value-type="string" calcext:value-type="string">
            <text:p>Choc Socket</text:p>
          </table:table-cell>
          <table:table-cell office:value-type="string" calcext:value-type="string">
            <text:p>1528-5118-ND</text:p>
          </table:table-cell>
          <table:table-cell office:value-type="string" calcext:value-type="string">
            <text:p>https://typeractive.xyz/products/hotswap-sockets</text:p>
          </table:table-cell>
          <table:table-cell office:value-type="currency" office:currency="CAD" office:value="0.3" calcext:value-type="currency">
            <text:p>$0.30</text:p>
          </table:table-cell>
          <table:table-cell table:style-name="ce5" table:formula="of:=[.C16]*[.J16]" office:value-type="currency" office:currency="CAD" office:value="9" calcext:value-type="currency">
            <text:p>$9.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1..TH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MountingHole:MountingHole_2.2mm_M2</text:p>
          </table:table-cell>
          <table:table-cell/>
          <table:table-cell office:value-type="string" calcext:value-type="string">
            <text:p>(mounting hole)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Mechanical_Switches:NICE!NANO</text:p>
          </table:table-cell>
          <table:table-cell/>
          <table:table-cell office:value-type="string" calcext:value-type="string">
            <text:p>MCU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https://typeractive.xyz/products/nice-nano</text:p>
          </table:table-cell>
          <table:table-cell office:value-type="currency" office:currency="CAD" office:value="35" calcext:value-type="currency">
            <text:p>$35.00</text:p>
          </table:table-cell>
          <table:table-cell table:style-name="ce5" table:formula="of:=[.C18]*[.J18]" office:value-type="currency" office:currency="CAD" office:value="35" calcext:value-type="currency">
            <text:p>$35.00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E!NANO</text:p>
          </table:table-cell>
          <table:table-cell office:value-type="string" calcext:value-type="string">
            <text:p>Mechanical_Switches:NICE!NANO</text:p>
          </table:table-cell>
          <table:table-cell/>
          <table:table-cell office:value-type="string" calcext:value-type="string">
            <text:p>Male header</text:p>
          </table:table-cell>
          <table:table-cell office:value-type="string" calcext:value-type="string">
            <text:p>Machine Sockets and Pins</text:p>
          </table:table-cell>
          <table:table-cell office:value-type="string" calcext:value-type="string">
            <text:p>https://typeractive.xyz/products/machine-sockets-and-pins</text:p>
          </table:table-cell>
          <table:table-cell office:value-type="currency" office:currency="CAD" office:value="4.5" calcext:value-type="currency">
            <text:p>$4.50</text:p>
          </table:table-cell>
          <table:table-cell table:style-name="ce5" table:formula="of:=[.C19]*[.J19]" office:value-type="currency" office:currency="CAD" office:value="9" calcext:value-type="currency">
            <text:p>$9.00</text:p>
          </table:table-cell>
        </table:table-row>
        <table:table-row table:style-name="ro1">
          <table:table-cell/>
          <table:table-cell office:value-type="string" calcext:value-type="string">
            <text:p>B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table:number-columns-repeated="2"/>
          <table:table-cell office:value-type="string" calcext:value-type="string">
            <text:p>Batt</text:p>
          </table:table-cell>
          <table:table-cell table:number-columns-repeated="2"/>
          <table:table-cell office:value-type="currency" office:currency="CAD" office:value="9" calcext:value-type="currency">
            <text:p>$9.00</text:p>
          </table:table-cell>
          <table:table-cell table:style-name="ce2" table:formula="of:=[.C20]*[.J20]" office:value-type="currency" office:currency="CAD" office:value="9" calcext:value-type="currency">
            <text:p>$9.00</text:p>
          </table:table-cell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 style:data-style-name="N2" text:time-value="22:45:52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5T23:30:12.577000000</dc:date>
    <meta:editing-duration>PT1H57M12S</meta:editing-duration>
    <meta:editing-cycles>4</meta:editing-cycles>
    <meta:generator>LibreOffice/7.6.2.1$Windows_X86_64 LibreOffice_project/56f7684011345957bbf33a7ee678afaf4d2ba333</meta:generator>
    <meta:document-statistic meta:table-count="1" meta:cell-count="178" meta:object-count="0"/>
  </office:meta>
</office:document-meta>
</file>